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list contains all of the entries you are required to type in for a given category in order for it to be flagged for that hotel WITHIN that category. The name on the left side is the name you actually type into the text box for that hotel category. The name on the right is the clarification name for what hotel this entry is for (pretty self explanatory but it matches what appears on the hotel finder for that filter option).<text:line-break/>For adding multiple entries, you simply comma delimit them. For example: aloft_hotel_bedding, best_western_hotel_bedding, choice_hotels_bedding_comfort_inn_quality_inn . The ONLY spaces that should ever be in these entries should be after a comma. Please adhere to these entries for the EXISTING hotels that are already in the hotel finder. For any future hotels we decide to add, we can go with any naming convention that is easiest for you to remember. Any questions, feel free to send them to me via Podio and I will get back to you as soon as I can:</text:p>
      <text:p text:style-name="Standard"/>
      <text:p text:style-name="P1">national_chain_hotels :</text:p>
      <text:p text:style-name="Standard"/>
      <text:p text:style-name="Standard">aloft_hotel_bedding = Aloft Hotel Bedding</text:p>
      <text:p text:style-name="Standard">best_western_hotel_bedding = Best Western Hotel Bedding</text:p>
      <text:p text:style-name="Standard">choice_hotels_bedding_comfort_inn_quality_inn = Choice Hotels Bedding (Comfort Inn, Quality Inn...)</text:p>
      <text:p text:style-name="Standard">country_inn__suites_hotel_bedding = Country Inn &amp; Suites Hotel Bedding</text:p>
      <text:p text:style-name="Standard">drury_inn_bedding = Drury Inn Bedding</text:p>
      <text:p text:style-name="Standard">embassy_suites_hotel_bedding = Embassy Suites Hotel Bedding</text:p>
      <text:p text:style-name="Standard">four_points_by_sheraton_hotel_bedding = Four Points By Sheraton Hotel Bedding</text:p>
      <text:p text:style-name="Standard">gaylord_hotels__resorts_bedding = Gaylord Hotels &amp; Resorts Bedding</text:p>
      <text:p text:style-name="Standard">hilton_garden_inn_hotel_bedding = Hilton Garden Inn Hotel Bedding</text:p>
      <text:p text:style-name="Standard">hotel_intercontinental_bedding = Hotel Intercontinental Bedding</text:p>
      <text:p text:style-name="Standard">hotel_sierra_bedding = Hotel Sierra Bedding</text:p>
      <text:p text:style-name="Standard">hyatt_hotel_bedding = Hyatt Hotel Bedding</text:p>
      <text:p text:style-name="Standard">millennium_hotels_bedding = Millennium Hotels Bedding</text:p>
      <text:p text:style-name="Standard">radisson_hotel_beding = Radisson Hotel Beding</text:p>
      <text:p text:style-name="Standard">royal_sonesta_hotel_bedding = Royal Sonesta Hotel Bedding</text:p>
      <text:p text:style-name="Standard">sheraton_hotel_bedding = Sheraton Hotel Bedding</text:p>
      <text:p text:style-name="Standard">westin_hotels_bedding = Westin Hotels Bedding</text:p>
      <text:p text:style-name="Standard">wyndham_hotel_bedding = Wyndham Hotel Bedding</text:p>
      <text:p text:style-name="Standard"/>
      <text:p text:style-name="P1">luxury_resorts :</text:p>
      <text:p text:style-name="Standard"/>
      <text:p text:style-name="Standard">amara_creekside_resort_bedding = Amara Creekside Resort Bedding</text:p>
      <text:p text:style-name="Standard">fontainbleau_resort_bedding = Fontainbleau Resort Bedding</text:p>
      <text:p text:style-name="Standard">hawks_cay_resort_bedding = Hawks Cay Resort Bedding</text:p>
      <text:p text:style-name="Standard">house_on_the_rock_resort_bedding = House On The Rock Resort Bedding</text:p>
      <text:p text:style-name="Standard">mauna_lani_resort_bedding = Mauna Lani Resort Bedding</text:p>
      <text:p text:style-name="Standard">phoenician_resort_bedding = Phoenician Resort Bedding</text:p>
      <text:p text:style-name="Standard">safety_harbor_resort__spa_bedding = Safety Harbor Resort &amp; Spa Bedding</text:p>
      <text:p text:style-name="Standard">suncadia_resort_bedding = Suncadia Resort Bedding</text:p>
      <text:p text:style-name="Standard">the_breakers_resort_bedding = The Breakers Resort Bedding</text:p>
      <text:p text:style-name="Standard">the_greenbrier_resort_bedding = The Greenbrier Resort Bedding</text:p>
      <text:p text:style-name="Standard">the_ranch_at_furnace_creek_resort_bedding = The Ranch At Furnace Creek Resort Bedding</text:p>
      <text:p text:style-name="Standard">woodstock_inn__resort_bedding = Woodstock Inn &amp; Resort Bedding</text:p>
      <text:p text:style-name="Standard"/>
      <text:p text:style-name="P1"><text:soft-page-break/>luxury_hotels :</text:p>
      <text:p text:style-name="Standard"/>
      <text:p text:style-name="Standard">biltmore_estate_inn_bedding = Biltmore Estate Inn Bedding</text:p>
      <text:p text:style-name="Standard">canyon_ranch_spa_bedding = Canyon Ranch Spa Bedding</text:p>
      <text:p text:style-name="Standard">fairmont_hotels_bedding = Fairmont Hotels Bedding</text:p>
      <text:p text:style-name="Standard">la_fonda_on_the_plaza_bedding = La Fonda On The Plaza Bedding</text:p>
      <text:p text:style-name="Standard">le_meridien_hotel_bedding = Le Meridien Hotel Bedding</text:p>
      <text:p text:style-name="Standard">luxury_inns = Luxury Inns</text:p>
      <text:p text:style-name="Standard">martha_washington_inn_spa_bedding = Martha Washington Inn &amp; Spa Bedding</text:p>
      <text:p text:style-name="Standard">pan_pacific_hotel_bedding = Pan Pacific Hotel Bedding</text:p>
      <text:p text:style-name="Standard">st_regis_hotel_bedding = St. Regis Hotel Bedding</text:p>
      <text:p text:style-name="Standard">the_inn_at_blackberry_farm_bedding = The Inn At Blackberry Farm Bedding</text:p>
      <text:p text:style-name="Standard">the_inn_at_rancho_santa_fe_bedding = The Inn At Rancho Santa Fe Bedding</text:p>
      <text:p text:style-name="Standard">the_pierre_hotel_bedding = The Pierre Hotel Bedding</text:p>
      <text:p text:style-name="Standard">trump_hotel_bedding = Trump Hotel Bedding</text:p>
      <text:p text:style-name="Standard"/>
      <text:p text:style-name="P1">luxury_inns :</text:p>
      <text:p text:style-name="P3">the_inn_at_rancho_santa_fe_bedding = The Inn At Rancho Santa Fe Bedding</text:p>
      <text:p text:style-name="P3">the_inn_at_blackberry_farm_bedding = The Inn At Blackberry Farm Bedding</text:p>
      <text:p text:style-name="P3">martha_washington_inn_spa_bedding = Martha Washington Inn &amp; Spa Bedding</text:p>
      <text:p text:style-name="Standard"/>
      <text:p text:style-name="P1">boutique_hotels :</text:p>
      <text:p text:style-name="Standard"/>
      <text:p text:style-name="Standard">andaz_hotel_bedding = Andaz Hotel Bedding</text:p>
      <text:p text:style-name="Standard">dream_hotel_bedding = Dream Hotel Bedding</text:p>
      <text:p text:style-name="Standard">gansevoort_hotel_bedding = Gansevoort Hotel Bedding</text:p>
      <text:p text:style-name="Standard">hotel_indigo_bedding = Hotel Indigo Bedding</text:p>
      <text:p text:style-name="Standard">le_parc_suite_hotel_bedding = Le Parc Suite Hotel Bedding</text:p>
      <text:p text:style-name="Standard">padre_hotel_bedding = Padre Hotel Bedding</text:p>
      <text:p text:style-name="Standard">public_hotel_bedding = Public Hotel Bedding</text:p>
      <text:p text:style-name="Standard">the_bowery_hotel_bedding = The Bowery Hotel Bedding</text:p>
      <text:p text:style-name="Standard">the_court_hotel_ny_bedding = The Court Hotel NY Bedding</text:p>
      <text:p text:style-name="Standard">the_gramercy_park_hotel_bedding = The Gramercy Park Hotel Bedding</text:p>
      <text:p text:style-name="Standard">the_tuscany_ny_bedding = The Tuscany NY Bedding</text:p>
      <text:p text:style-name="Standard">tower_23_bedding = Tower 23 Bedding</text:p>
      <text:p text:style-name="Standard"/>
      <text:p text:style-name="P1">cruise_lines :</text:p>
      <text:p text:style-name="Standard"/>
      <text:p text:style-name="Standard">crystal_cruise_lines_bedding = Crystal Cruise Lines Bedding</text:p>
      <text:p text:style-name="Standard">holland_america_cruise_line_bedding = Holland America Cruise Line Bedding</text:p>
      <text:p text:style-name="Standard">regent_cruise_line_bedding = Regent Cruise Line Bedding</text:p>
      <text:p text:style-name="Standard">seabourn_cruise_line_bedding = Seabourn Cruise Line Bedding</text:p>
      <text:p text:style-name="Standard"/>
      <text:p text:style-name="P1">bed_and_breakfast :</text:p>
      <text:p text:style-name="Standard"/>
      <text:p text:style-name="Standard">applewood_inn_spa_bedding = Applewood Inn &amp; Spa Bedding</text:p>
      <text:p text:style-name="Standard">blackberry_farm_bedding = Blackberry Farm Bedding</text:p>
      <text:p text:style-name="Standard">crabtree_cottage_bedding = Crabtree Cottage Bedding</text:p>
      <text:p text:style-name="Standard">fulton_steamboat_inn_bedding = Fulton Steamboat Inn Bedding</text:p>
      <text:p text:style-name="Standard"><text:soft-page-break/>harbor_view_hotel_bedding = Harbor View Hotel Bedding</text:p>
      <text:p text:style-name="Standard"/>
      <text:p text:style-name="P1">las_vegas_hotels :</text:p>
      <text:p text:style-name="Standard"/>
      <text:p text:style-name="Standard">mandalay_bay_hotel_bedding = Mandalay Bay Hotel Bedding</text:p>
      <text:p text:style-name="Standard">venetian_hotel_bedding = Venetian Hotel Bedding</text:p>
      <text:p text:style-name="Standard"/>
      <text:p text:style-name="P1">casino_hotels :</text:p>
      <text:p text:style-name="Standard"/>
      <text:p text:style-name="Standard">aqua_caliente_casino_resort_bedding = Aqua Caliente Casino Resort Bedding</text:p>
      <text:p text:style-name="Standard">four_winds_casino_resort_bedding = Four Winds Casino Resort Bedding</text:p>
      <text:p text:style-name="Standard">mohegen_sun_casino_hotel_bedding = Mohegen Sun Casino Hotel Bedding</text:p>
      <text:p text:style-name="Standard">palazzo_casino_hotel_bedding = Palazzo Casino Hotel Bedding</text:p>
      <text:p text:style-name="Standard">resorts_casino_hotel_bedding = Resorts Casino Hotel Bedding</text:p>
      <text:p text:style-name="Standard">seven_clans_casino_hotel_bedding = Seven Clans Casino Hotel Bedding</text:p>
      <text:p text:style-name="Standard">soaring_eagle_casino_resort_bedding = Soaring Eagle Casino Resort Bedding</text:p>
      <text:p text:style-name="Standard">treasure_island_casino_resort_bedding_mn = Treasure Island Casino Resort Bedding (MN)</text:p>
      <text:p text:style-name="Standard">venetian_casino_resort_bedding = Venetian Casino Resort Bedding</text:p>
      <text:p text:style-name="Standard"/>
      <text:p text:style-name="P1">golf_resorts :</text:p>
      <text:p text:style-name="Standard"/>
      <text:p text:style-name="Standard">bandon_dunes_golf_resort_bedding = Bandon Dunes Golf Resort Bedding</text:p>
      <text:p text:style-name="Standard">pebble_beach_golf_resort = Pebble Beach Golf Resort</text:p>
      <text:p text:style-name="Standard"/>
      <text:p text:style-name="P1">beach_hotels :</text:p>
      <text:p text:style-name="Standard"/>
      <text:p text:style-name="Standard">castle_in_the_sand_bedding = Castle In The Sand Bedding</text:p>
      <text:p text:style-name="Standard">seacrest_beach_hotel_bedding = Seacrest Beach Hotel Bedding</text:p>
      <text:p text:style-name="Standard">seacrest_ocenfront_hotel_bedding = Seacrest Ocenfront Hotel Bedding</text:p>
      <text:p text:style-name="Standard">the_perry_south_beach_hotel_bedding = The Perry South Beach Hotel Bedding</text:p>
      <text:p text:style-name="Standard"/>
      <text:p text:style-name="P1">conference_center_hotels :</text:p>
      <text:p text:style-name="Standard"/>
      <text:p text:style-name="Standard">gaylord_conference_center_hotel_bedding = Gaylord Conference Center Hotel Bedding</text:p>
      <text:p text:style-name="Standard">mount_washington_conference_center_hotel_bedding = Mount Washington Conference Center Hotel Bedding</text:p>
      <text:p text:style-name="Standard">peabody_conference_center_hotel_bedding = Peabody Conference Center Hotel Bedding</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inton Contreras</meta:initial-creator>
    <meta:creation-date>2014-05-05T17:08:30.67</meta:creation-date>
    <dc:date>2014-05-08T12:29:23.48</dc:date>
    <dc:creator>Clinton Contreras</dc:creator>
    <meta:editing-duration>PT9M31S</meta:editing-duration>
    <meta:editing-cycles>2</meta:editing-cycles>
    <meta:generator>OpenOffice/4.1.0$Win32 OpenOffice.org_project/410m18$Build-9764</meta:generator>
    <meta:document-statistic meta:table-count="0" meta:image-count="0" meta:object-count="0" meta:page-count="3" meta:paragraph-count="100" meta:word-count="745" meta:character-count="6271"/>
  </office:meta>
</office:document-meta>
</file>